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723cm"/>
    </style:style>
    <style:style style:name="Table1.B" style:family="table-column">
      <style:table-column-properties style:column-width="16.277cm"/>
    </style:style>
    <style:style style:name="Table1.A1" style:family="table-cell">
      <style:table-cell-properties style:vertical-align="middle" fo:padding="0.049cm" fo:border="none"/>
    </style:style>
    <style:style style:name="P1" style:family="paragraph" style:parent-style-name="Standard">
      <style:text-properties officeooo:rsid="001cf19e" officeooo:paragraph-rsid="001cf19e"/>
    </style:style>
    <style:style style:name="P2" style:family="paragraph" style:parent-style-name="Standard">
      <style:text-properties officeooo:paragraph-rsid="001cf19e"/>
    </style:style>
    <style:style style:name="P3" style:family="paragraph" style:parent-style-name="Text_20_body">
      <style:text-properties officeooo:paragraph-rsid="002165e7"/>
    </style:style>
    <style:style style:name="P4" style:family="paragraph" style:parent-style-name="Text_20_body">
      <style:text-properties officeooo:rsid="002165e7" officeooo:paragraph-rsid="002165e7"/>
    </style:style>
    <style:style style:name="P5" style:family="paragraph" style:parent-style-name="Preformatted_20_Text">
      <style:text-properties officeooo:rsid="001cf19e" officeooo:paragraph-rsid="001cf19e"/>
    </style:style>
    <style:style style:name="P6" style:family="paragraph" style:parent-style-name="Preformatted_20_Text">
      <style:text-properties officeooo:paragraph-rsid="001cf19e"/>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paragraph-properties fo:margin-top="0cm" fo:margin-bottom="0.499cm" style:contextual-spacing="false"/>
      <style:text-properties officeooo:rsid="0022d7ad" officeooo:paragraph-rsid="0022d7ad"/>
    </style:style>
    <style:style style:name="T1" style:family="text">
      <style:text-properties officeooo:rsid="001cf19e"/>
    </style:style>
    <style:style style:name="T2" style:family="text">
      <style:text-properties fo:font-weight="bold"/>
    </style:style>
    <style:style style:name="T3" style:family="text">
      <style:text-properties officeooo:rsid="002165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ular expression</text:p>
      <text:p text:style-name="P1"/>
      <text:p text:style-name="P1">Regular Expressions are used in programming languages to filter texts or textstrings. It's possible to check, if a text or a string matches a regular expression. </text:p>
      <text:p text:style-name="P1">....................................................................................................................</text:p>
      <text:p text:style-name="P1"/>
      <text:p text:style-name="P1">The special sequences consist of "\\" and a character from the following list: </text:p>
      <table:table table:name="Table1" table:style-name="Table1">
        <table:table-column table:style-name="Table1.A"/>
        <table:table-column table:style-name="Table1.B"/>
        <table:table-row>
          <table:table-cell table:style-name="Table1.A1" office:value-type="string">
            <text:p text:style-name="Table_20_Contents">\d</text:p>
          </table:table-cell>
          <table:table-cell table:style-name="Table1.A1" office:value-type="string">
            <text:p text:style-name="Table_20_Contents">Matches any decimal digit; equivalent to the set [0-9].</text:p>
          </table:table-cell>
        </table:table-row>
        <table:table-row>
          <table:table-cell table:style-name="Table1.A1" office:value-type="string">
            <text:p text:style-name="Table_20_Contents">\D</text:p>
          </table:table-cell>
          <table:table-cell table:style-name="Table1.A1" office:value-type="string">
            <text:p text:style-name="Table_20_Contents">The complement of \d. It matches any non-digit character; equivalent to the set [^0-9].</text:p>
          </table:table-cell>
        </table:table-row>
        <table:table-row>
          <table:table-cell table:style-name="Table1.A1" office:value-type="string">
            <text:p text:style-name="Table_20_Contents">\s</text:p>
          </table:table-cell>
          <table:table-cell table:style-name="Table1.A1" office:value-type="string">
            <text:p text:style-name="Table_20_Contents">Matches any whitespace character; equivalent to [ \t\n\r\f\v].</text:p>
          </table:table-cell>
        </table:table-row>
        <table:table-row>
          <table:table-cell table:style-name="Table1.A1" office:value-type="string">
            <text:p text:style-name="Table_20_Contents">\S</text:p>
          </table:table-cell>
          <table:table-cell table:style-name="Table1.A1" office:value-type="string">
            <text:p text:style-name="Table_20_Contents">The complement of \s. It matches any non-whitespace character; equiv. to [^ \t\n\r\f\v].</text:p>
          </table:table-cell>
        </table:table-row>
        <table:table-row>
          <table:table-cell table:style-name="Table1.A1" office:value-type="string">
            <text:p text:style-name="Table_20_Contents">\w</text:p>
          </table:table-cell>
          <table:table-cell table:style-name="Table1.A1" office:value-type="string">
            <text:p text:style-name="Table_20_Contents">Matches any alphanumeric character; equivalent to [a-zA-Z0-9_]. With LOCALE, it will match the set [a-zA-Z0-9_] plus characters defined as letters for the current locale.</text:p>
          </table:table-cell>
        </table:table-row>
        <table:table-row>
          <table:table-cell table:style-name="Table1.A1" office:value-type="string">
            <text:p text:style-name="Table_20_Contents">\W</text:p>
          </table:table-cell>
          <table:table-cell table:style-name="Table1.A1" office:value-type="string">
            <text:p text:style-name="Table_20_Contents">Matches the complement of \w.</text:p>
          </table:table-cell>
        </table:table-row>
        <table:table-row>
          <table:table-cell table:style-name="Table1.A1" office:value-type="string">
            <text:p text:style-name="Table_20_Contents">\b</text:p>
          </table:table-cell>
          <table:table-cell table:style-name="Table1.A1" office:value-type="string">
            <text:p text:style-name="Table_20_Contents">Matches the empty string, but only at the start or end of a word.</text:p>
          </table:table-cell>
        </table:table-row>
        <table:table-row>
          <table:table-cell table:style-name="Table1.A1" office:value-type="string">
            <text:p text:style-name="Table_20_Contents">\B</text:p>
          </table:table-cell>
          <table:table-cell table:style-name="Table1.A1" office:value-type="string">
            <text:p text:style-name="Table_20_Contents">Matches the empty string, but not at the start or end of a word.</text:p>
          </table:table-cell>
        </table:table-row>
        <table:table-row>
          <table:table-cell table:style-name="Table1.A1" office:value-type="string">
            <text:p text:style-name="Table_20_Contents">\\</text:p>
          </table:table-cell>
          <table:table-cell table:style-name="Table1.A1" office:value-type="string">
            <text:p text:style-name="Table_20_Contents">Matches a literal backslash.</text:p>
          </table:table-cell>
        </table:table-row>
      </table:table>
      <text:p text:style-name="P5">.................................optional item.................................</text:p>
      <text:p text:style-name="P1">If you thought that our collection of Mayer names was complete, you were wrong. There are other ones all over the world, e.g. London and Paris, who dropped their "e". So we have four more names ["Mayr", "Meyr", "Meir", "Mair"] plus our old set ["Mayr", "Meyr", "Meir", "Mair"]. <text:line-break/><text:line-break/>If we try to figure out a fitting regular expression, we realize that we miss something. A way to tell the computer "this "e" may or may not occur". A question mark is used as a notation for this. A question mark declares that the preceding character or expression is optional. <text:line-break/><text:line-break/>The final Mayer-Recognizer looks now like this: </text:p>
      <text:p text:style-name="P7">r"M[ae][iy]e?r"</text:p>
      <text:p text:style-name="Text_20_body">A subexpression is grouped by round brackets and a question mark following such a group means that this group may or may not exist. With the following expression we can match dates like "Feb 2011" or February 2011": </text:p>
      <text:p text:style-name="P7">r"Feb(ruary)? 2011"</text:p>
      <text:p text:style-name="P6"><text:span text:style-name="T1">...................................</text:span>Quantifiers............<text:span text:style-name="T1">.....................</text:span></text:p>
      <text:p text:style-name="P2">If you just use, what we have introduced so far, you will still need a lot of things. Above all some way of repeating characters or regular expressions. We have already encountered one kind of repetition, i.e. the question mark. A character or a subexpression is "repeated" not at all or exactly on time. <text:line-break/><text:line-break/>We have also used previously another quantifier without explaining it. It is the asterisk or star character. A star following a character or a subexpression means that this expression or character may be repeated arbitrarily, even zero times. </text:p>
      <text:p text:style-name="P7">r"[0-9]*"</text:p>
      <text:p text:style-name="Text_20_body">The above expression matches any sequence of digits, even the empty string. <text:span text:style-name="Source_20_Text">r".*"</text:span> matches any sequence of characters and the empty string. <text:line-break/><text:line-break/><text:span text:style-name="T2">Exercise:</text:span> <text:line-break/><text:soft-page-break/>Write a regular expression which matches strings which starts with a sequence of digits - at least one digit - followed by a blank and after this arbitrary characters. <text:line-break/><text:line-break/><text:span text:style-name="T2">Solution:</text:span> </text:p>
      <text:p text:style-name="P7">r"^[0-9][0-9] .*"</text:p>
      <text:p text:style-name="Text_20_body"><text:line-break/>So, you used the plus character "+". That's fine, but in this case you have either cheated by going ahead in the text or you know already more about regular expressions than we have covered in our course :-) <text:line-break/><text:line-break/>Now that we mentioned it: The plus operator is very convenient to solve the previous exercise. The plus operator is very similar to the star operator, except that the character or subexpression followed by a "+" sign has to be repeated at least one time. Here follows the solution to our exercise with the plus quantifier: <text:line-break/><text:line-break/><text:span text:style-name="T2">Solution with the plus quantifier:</text:span> </text:p>
      <text:p text:style-name="P7">r"^[0-9]+ .*"</text:p>
      <text:p text:style-name="Text_20_body">If you work for a while with this arsenal of operators, you will miss inevitably at some point the possibility to repeat expressions for an exact number of times. Let's assume you want to recognize the last lines of addresses on envelopes in Switzerland. These lines usually contain a four digits long post code followed by a blank and a city name. Using + or * are too unspecific for our purpose and the following expression seems to be too clumsy: </text:p>
      <text:p text:style-name="P7">r"^[0-9][0-9][0-9][0-9] [A-Za-z]+"</text:p>
      <text:p text:style-name="Text_20_body">Fortunately, there is an alternative available: </text:p>
      <text:p text:style-name="P7">r"^[0-9]{4} [A-Za-z]*"</text:p>
      <text:p text:style-name="Text_20_body">Now we want to improve our regular expression. Let's assume that there is no city name in Switzerland, which consists of less than 3 letters, at least 3 letters. We can denote this by [A-Za-z]{3,}. Now we have to recognize lines with German post code (5 digits) lines as well, i.e. the post code can now consist of either four or five digits: </text:p>
      <text:p text:style-name="P7">r"^[0-9]{4,5} [A-Z][a-z]{2,}"</text:p>
      <text:p text:style-name="Text_20_body">The general syntax is {from, to}: this means that the expression has to appear at least "from" times and not more than "to" times. {, to} is an abbreviated spelling for {0,to} and {from,} is an abbreviation for "at least from times but no upper limit" </text:p>
      <text:h text:style-name="Heading_20_4" text:outline-level="4">...................................................Grouping...................................................................................</text:h>
      <text:p text:style-name="P3">We can group a part of a regular expression by surrounding it with parenthesis (round brackets). This way we can apply operators to the complete group instead of a single character. <text:span text:style-name="T3"><text:s text:c="2"/>HWaddr c8:9c:dc:3c:5d:a1 <text:s/></text:span></text:p>
      <text:p text:style-name="P4"><text:soft-page-break/><text:s text:c="10"/>inet addr:1</text:p>
      <text:h text:style-name="Heading_20_4" text:outline-level="4">...................................................Capturing Groups and Backreferences.......................................</text:h>
      <text:p text:style-name="Text_20_body">Parenthesis (round brackets) not only group subexpressions but they create backreferences as well. The part of the string matched by the grouped part of the regular expression, i.e. the subexpression in parenthesis, is stored in a backreference. With the aid of backreferences we can reuse parts of regular expressions. These stored values can be both reused inside the expression itself and afterwards, when the regexpr will have been executed. Before we continue with our treatise about backreferences, we want to strew in a paragraph about match objects, which is important for our next examples with backreferences. <text:line-break/>................................................A Closer Look at the Match Objects/..................................................</text:p>
      <text:p text:style-name="Text_20_body">So far we have just checked, if an expression matched or not. We used the fact the re.search() returns a match object if it matches and None otherwise. We haven't been interested e.g. in what has been matched. The match object contains a lot of data about what has been matched, positions and so on. <text:line-break/><text:line-break/>A match object contains the methods group(), span(), start() and end(), as can be seen in the following application: </text:p>
      <text:p text:style-name="Preformatted_20_Text">&gt;&gt;&gt; import re</text:p>
      <text:p text:style-name="Preformatted_20_Text">&gt;&gt;&gt; mo = re.search("[0-9]+", "Customer number: 232454, Date: February 12, 2011")</text:p>
      <text:p text:style-name="Preformatted_20_Text">&gt;&gt;&gt; mo.group()</text:p>
      <text:p text:style-name="Preformatted_20_Text">'232454'</text:p>
      <text:p text:style-name="Preformatted_20_Text">&gt;&gt;&gt; mo.span()</text:p>
      <text:p text:style-name="Preformatted_20_Text">(17, 23)</text:p>
      <text:p text:style-name="Preformatted_20_Text">&gt;&gt;&gt; mo.start()</text:p>
      <text:p text:style-name="Preformatted_20_Text">17</text:p>
      <text:p text:style-name="Preformatted_20_Text">&gt;&gt;&gt; mo.end()</text:p>
      <text:p text:style-name="Preformatted_20_Text">23</text:p>
      <text:p text:style-name="Preformatted_20_Text">&gt;&gt;&gt; mo.span()[0]</text:p>
      <text:p text:style-name="Preformatted_20_Text">17</text:p>
      <text:p text:style-name="Preformatted_20_Text">&gt;&gt;&gt; mo.span()[1]</text:p>
      <text:p text:style-name="Preformatted_20_Text">23</text:p>
      <text:p text:style-name="P7">&gt;&gt;&gt; </text:p>
      <text:p text:style-name="Text_20_body">These methods are not difficult to understand. span() returns a tuple with the start and end position, i.e. the string index where the regular expression started matching in the string and ended matching. The methods start() and end() are in a way superfluous as the information is contained in span(), i.e. span()[0] is equal to start() and span()[1] is equal to end(). group(), if called without argument, returns the substring, which had been matched by the complete regular expression. With the help of group() we are also capable of accessing the matched substring by grouping parentheses, to get the matched substring of the n-th group, we call group() with the argument n: group(n).<text:line-break/>We can also call group with more than integer argument, e.g. group(n,m). group(n,m) - provided there exists a subgoup n and m - returns a tuple with the matched substrings. group(n,m) is equal to (group(n), group(m)): </text:p>
      <text:p text:style-name="Preformatted_20_Text">&gt;&gt;&gt; import re</text:p>
      <text:p text:style-name="Preformatted_20_Text">&gt;&gt;&gt; mo = re.search("([0-9]+).*: (.*)", "Customer number: 232454, Date: February 12, 2011")</text:p>
      <text:p text:style-name="Preformatted_20_Text">&gt;&gt;&gt; mo.group()</text:p>
      <text:p text:style-name="Preformatted_20_Text">'232454, Date: February 12, 2011'</text:p>
      <text:p text:style-name="Preformatted_20_Text"><text:soft-page-break/>&gt;&gt;&gt; mo.group(1)</text:p>
      <text:p text:style-name="Preformatted_20_Text">'232454'</text:p>
      <text:p text:style-name="Preformatted_20_Text">&gt;&gt;&gt; mo.group(2)</text:p>
      <text:p text:style-name="Preformatted_20_Text">'February 12, 2011'</text:p>
      <text:p text:style-name="Preformatted_20_Text">&gt;&gt;&gt; mo.group(1,2)</text:p>
      <text:p text:style-name="Preformatted_20_Text">('232454', 'February 12, 2011')</text:p>
      <text:p text:style-name="P7">&gt;&gt;&gt; </text:p>
      <text:p text:style-name="Text_20_body">A very intuitive example are XML or HTML tags. E.g. let's assume we have a file (called "tags.txt") with content like this: </text:p>
      <text:p text:style-name="Preformatted_20_Text">&lt;composer&gt;Wolfgang Amadeus Mozart&lt;/composer&gt;</text:p>
      <text:p text:style-name="Preformatted_20_Text">&lt;author&gt;Samuel Beckett&lt;/author&gt;</text:p>
      <text:p text:style-name="P7">&lt;city&gt;London&lt;/city&gt;</text:p>
      <text:p text:style-name="Text_20_body">We want to rewrite this text automatically to </text:p>
      <text:p text:style-name="Preformatted_20_Text">composer: Wolfgang Amadeus Mozart</text:p>
      <text:p text:style-name="Preformatted_20_Text">author: Samuel Beckett</text:p>
      <text:p text:style-name="P7">city: London</text:p>
      <text:p text:style-name="Text_20_body">The following little Python script does the trick. The core of this script is the regular expression. This regular expression works like this: It tries to match a less than symbol "&lt;". After this it is reading lower case letters until it reaches the greater than symbol. Everything encountered within "&lt;" and "&gt;" has been stored in a backreference which can be accessed within the expression by writing \1. Let's assume \1 contains the value "composer": When the expression has reached the first "&gt;", it continues matching, as the original expression had been <text:span text:style-name="Source_20_Text">"&lt;composer&gt;(.*)&lt;/composer&gt;"</text:span>: </text:p>
      <text:p text:style-name="Preformatted_20_Text">import re</text:p>
      <text:p text:style-name="Preformatted_20_Text">fh = open("tags.txt")</text:p>
      <text:p text:style-name="Preformatted_20_Text">for i in fh:</text:p>
      <text:p text:style-name="Preformatted_20_Text"><text:s text:c="5"/>res = re.search(r"&lt;([a-z]+)&gt;(.*)&lt;/\1&gt;",i)</text:p>
      <text:p text:style-name="P7"><text:s text:c="5"/>print res.group(1) + ": " + res.group(2)</text:p>
      <text:p text:style-name="Text_20_body">If there are more than one pair of parenthesis (round brackets) inside the expression, the backreferences are numbered \1, \2, \3, in the order of the pairs of parenthesis. <text:line-break/><text:line-break/><text:span text:style-name="T2">Exercise:</text:span> <text:line-break/>The next Python example makes use of three backreferences. We have an imaginary phone list of the Simpsons in a list. Not all entries contain a phone number, but if a phone number exists it is the first part of an entry. Then follows separated by a blank a surname, which is followed by first names. Surname and first name are separated by a comma. The task is to rewrite this example in the following way: </text:p>
      <text:p text:style-name="Preformatted_20_Text">Allison Neu 555-8396</text:p>
      <text:p text:style-name="Preformatted_20_Text">C. Montgomery Burns </text:p>
      <text:p text:style-name="Preformatted_20_Text">Lionel Putz 555-5299</text:p>
      <text:p text:style-name="P7">Homer Jay Simpson 555-7334</text:p>
      <text:p text:style-name="Text_20_body">Python script solving the rearrangement problem: </text:p>
      <text:p text:style-name="Preformatted_20_Text">import re</text:p>
      <text:p text:style-name="Preformatted_20_Text"/>
      <text:p text:style-name="Preformatted_20_Text">l = ["555-8396 Neu, Allison", </text:p>
      <text:p text:style-name="Preformatted_20_Text"><text:soft-page-break/><text:s text:c="5"/>"Burns, C. Montgomery", </text:p>
      <text:p text:style-name="Preformatted_20_Text"><text:s text:c="5"/>"555-5299 Putz, Lionel",</text:p>
      <text:p text:style-name="Preformatted_20_Text"><text:s text:c="5"/>"555-7334 Simpson, Homer Jay"]</text:p>
      <text:p text:style-name="Preformatted_20_Text"/>
      <text:p text:style-name="Preformatted_20_Text">for i in l:</text:p>
      <text:p text:style-name="Preformatted_20_Text"><text:s text:c="4"/>res = re.search(r"([0-9-]*)\s*([A-Za-z]+),\s+(.*)", i)</text:p>
      <text:p text:style-name="P7"><text:s text:c="4"/>print res.group(3) + " " + res.group(2) + " " + res.group(1)</text:p>
      <text:p text:style-name="P7"/>
      <text:p text:style-name="P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2:44:10.023071737</meta:creation-date>
    <dc:date>2017-06-20T17:26:14.837204681</dc:date>
    <meta:editing-duration>PT2H41M12S</meta:editing-duration>
    <meta:editing-cycles>1</meta:editing-cycles>
    <meta:document-statistic meta:table-count="1" meta:image-count="0" meta:object-count="0" meta:page-count="5" meta:paragraph-count="102" meta:word-count="1515" meta:character-count="9818" meta:non-whitespace-character-count="8312"/>
    <meta:generator>LibreOffice/4.2.8.2$Linux_x86 LibreOffice_project/420m0$Build-2</meta:generator>
  </office:meta>
</office:document-meta>
</file>